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DC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ion (min)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Duraciion (min)</text:p>
          </table:table-cell>
          <table:table-cell office:value-type="string" calcext:value-type="string">
            <text:p>Porcentaje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3.82" calcext:value-type="float">
            <text:p>103.82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1.66" calcext:value-type="float">
            <text:p>71.6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34.98" calcext:value-type="float">
            <text:p>34.9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1.73" calcext:value-type="float">
            <text:p>21.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85.13" calcext:value-type="float">
            <text:p>185.13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77.68" calcext:value-type="float">
            <text:p>177.6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79.2" calcext:value-type="float">
            <text:p>79.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8.46" calcext:value-type="float">
            <text:p>98.4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55.13" calcext:value-type="float">
            <text:p>55.1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3.76" calcext:value-type="float">
            <text:p>53.7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39.26" calcext:value-type="float">
            <text:p>539.26</text:p>
          </table:table-cell>
          <table:table-cell/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string" calcext:value-type="string">
            <text:p>Eficiencia</text:p>
          </table:table-cell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3:.B8])" office:value-type="float" office:value="539.26" calcext:value-type="float">
            <text:p>539.26</text:p>
          </table:table-cell>
          <table:table-cell table:formula="of:=SUM([.C3:.C8])" office:value-type="float" office:value="105" calcext:value-type="float">
            <text:p>105</text:p>
          </table:table-cell>
          <table:table-cell table:formula="of:=SUM([.D3:.D8])" office:value-type="float" office:value="507.29" calcext:value-type="float">
            <text:p>507.29</text:p>
          </table:table-cell>
          <table:table-cell table:formula="of:=SUM([.E3:.E8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INT([.B3])" office:value-type="float" office:value="103" calcext:value-type="float">
            <text:p>103</text:p>
          </table:table-cell>
          <table:table-cell table:formula="of:=MROUND(([.B3]-[.B12])*60;1)" office:value-type="float" office:value="49" calcext:value-type="float">
            <text:p>49</text:p>
          </table:table-cell>
          <table:table-cell table:formula="of:=INT([.D3])" office:value-type="float" office:value="71" calcext:value-type="float">
            <text:p>71</text:p>
          </table:table-cell>
          <table:table-cell table:formula="of:=MROUND(([.D3]-[.D12])*60;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formula="of:=INT([.B4])" office:value-type="float" office:value="34" calcext:value-type="float">
            <text:p>34</text:p>
          </table:table-cell>
          <table:table-cell table:formula="of:=MROUND(([.B4]-[.B13])*60;1)" office:value-type="float" office:value="59" calcext:value-type="float">
            <text:p>59</text:p>
          </table:table-cell>
          <table:table-cell table:formula="of:=INT([.D4])" office:value-type="float" office:value="21" calcext:value-type="float">
            <text:p>21</text:p>
          </table:table-cell>
          <table:table-cell table:formula="of:=MROUND(([.D4]-[.D13])*60;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table:formula="of:=INT([.B5])" office:value-type="float" office:value="185" calcext:value-type="float">
            <text:p>185</text:p>
          </table:table-cell>
          <table:table-cell table:formula="of:=MROUND(([.B5]-[.B14])*60;1)" office:value-type="float" office:value="8" calcext:value-type="float">
            <text:p>8</text:p>
          </table:table-cell>
          <table:table-cell table:formula="of:=INT([.D5])" office:value-type="float" office:value="177" calcext:value-type="float">
            <text:p>177</text:p>
          </table:table-cell>
          <table:table-cell table:formula="of:=MROUND(([.D5]-[.D14])*60;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table:formula="of:=INT([.B6])" office:value-type="float" office:value="79" calcext:value-type="float">
            <text:p>79</text:p>
          </table:table-cell>
          <table:table-cell table:formula="of:=MROUND(([.B6]-[.B15])*60;1)" office:value-type="float" office:value="12" calcext:value-type="float">
            <text:p>12</text:p>
          </table:table-cell>
          <table:table-cell table:formula="of:=INT([.D6])" office:value-type="float" office:value="98" calcext:value-type="float">
            <text:p>98</text:p>
          </table:table-cell>
          <table:table-cell table:formula="of:=MROUND(([.D6]-[.D15])*60;1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INT([.B7])" office:value-type="float" office:value="55" calcext:value-type="float">
            <text:p>55</text:p>
          </table:table-cell>
          <table:table-cell table:formula="of:=MROUND(([.B7]-[.B16])*60;1)" office:value-type="float" office:value="8" calcext:value-type="float">
            <text:p>8</text:p>
          </table:table-cell>
          <table:table-cell table:formula="of:=INT([.D7])" office:value-type="float" office:value="53" calcext:value-type="float">
            <text:p>53</text:p>
          </table:table-cell>
          <table:table-cell table:formula="of:=MROUND(([.D7]-[.D16])*60;1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table:formula="of:=[.B3]/[.G2]" office:value-type="percentage" office:value="0.192523087193562" calcext:value-type="percentage">
            <text:p>19.25%</text:p>
          </table:table-cell>
          <table:table-cell/>
          <table:table-cell table:style-name="ce2" table:formula="of:=[.D3]/[.I2]" office:value-type="percentage" office:value="0.141260423032191" calcext:value-type="percentage">
            <text:p>14.13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B4]/[.G3]" office:value-type="percentage" office:value="0.0648666691391907" calcext:value-type="percentage">
            <text:p>6.49%</text:p>
          </table:table-cell>
          <table:table-cell/>
          <table:table-cell table:style-name="ce2" table:formula="of:=[.D4]/[.I3]" office:value-type="percentage" office:value="0.0428354590076682" calcext:value-type="percentage">
            <text:p>4.2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B5]/[.G4]" office:value-type="percentage" office:value="0.343303786670623" calcext:value-type="percentage">
            <text:p>34.33%</text:p>
          </table:table-cell>
          <table:table-cell/>
          <table:table-cell table:style-name="ce2" table:formula="of:=[.D5]/[.I4]" office:value-type="percentage" office:value="0.350253306787045" calcext:value-type="percentage">
            <text:p>35.03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B6]/[.G5]" office:value-type="percentage" office:value="0.14686793012647" calcext:value-type="percentage">
            <text:p>14.69%</text:p>
          </table:table-cell>
          <table:table-cell/>
          <table:table-cell table:style-name="ce2" table:formula="of:=[.D6]/[.I5]" office:value-type="percentage" office:value="0.194090165388634" calcext:value-type="percentage">
            <text:p>19.4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B7]/[.G6]" office:value-type="percentage" office:value="0.102232689240811" calcext:value-type="percentage">
            <text:p>10.22%</text:p>
          </table:table-cell>
          <table:table-cell/>
          <table:table-cell table:style-name="ce2" table:formula="of:=[.D7]/[.I6]" office:value-type="percentage" office:value="0.10597488615979" calcext:value-type="percentage">
            <text:p>10.6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B8]/[.G7]" office:value-type="percentage" office:value="0.150205837629344" calcext:value-type="percentage">
            <text:p>15.02%</text:p>
          </table:table-cell>
          <table:table-cell/>
          <table:table-cell table:style-name="ce2" table:formula="of:=[.D8]/[.I7]" office:value-type="percentage" office:value="0.165585759624672" calcext:value-type="percentage">
            <text:p>16.56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46:24.983665732</meta:creation-date>
    <dc:date>2017-05-01T17:28:20.150968678</dc:date>
    <meta:editing-duration>PT21M22S</meta:editing-duration>
    <meta:editing-cycles>1</meta:editing-cycles>
    <meta:document-statistic meta:table-count="1" meta:cell-count="82" meta:object-count="0"/>
    <meta:generator>LibreOffice/5.1.6.2$Linux_x86 LibreOffice_project/10m0$Build-2</meta:generator>
  </office:meta>
</office:document-meta>
</file>